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00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9966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00ff00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office:value-type="string">
            <text:p>Forecast for stock C (Citigroup).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Forecast made on: 2013-10-22.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Note: Inversions are not accounted for in the below forecast.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office:value-type="string">
            <text:p>H.Earth/H.Mar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>
            <text:p>2013-10-09 12:00</text:p>
          </table:table-cell>
          <table:table-cell office:value-type="float" office:value="258.018">
            <text:p>258.018</text:p>
          </table:table-cell>
          <table:table-cell office:value-type="string">
            <text:p>LOW</text:p>
          </table:table-cell>
          <table:table-cell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0-10 12:00</text:p>
          </table:table-cell>
          <table:table-cell office:value-type="float" office:value="258.550999999999">
            <text:p>258.551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0-11 12:00</text:p>
          </table:table-cell>
          <table:table-cell office:value-type="float" office:value="259.085">
            <text:p>259.085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0-12 12:00</text:p>
          </table:table-cell>
          <table:table-cell office:value-type="float" office:value="259.62">
            <text:p>259.62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0-13 12:00</text:p>
          </table:table-cell>
          <table:table-cell office:value-type="float" office:value="260.156">
            <text:p>260.156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3-10-14 12:00</text:p>
          </table:table-cell>
          <table:table-cell office:value-type="float" office:value="260.692">
            <text:p>260.692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3-10-15 12:00</text:p>
          </table:table-cell>
          <table:table-cell office:value-type="float" office:value="261.23">
            <text:p>261.23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0-16 12:00</text:p>
          </table:table-cell>
          <table:table-cell office:value-type="float" office:value="261.768">
            <text:p>261.768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0-17 12:00</text:p>
          </table:table-cell>
          <table:table-cell office:value-type="float" office:value="262.308">
            <text:p>262.308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0-18 12:00</text:p>
          </table:table-cell>
          <table:table-cell office:value-type="float" office:value="262.848">
            <text:p>262.848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0-19 12:00</text:p>
          </table:table-cell>
          <table:table-cell office:value-type="float" office:value="263.389">
            <text:p>263.389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0-20 12:00</text:p>
          </table:table-cell>
          <table:table-cell office:value-type="float" office:value="263.932">
            <text:p>263.932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3-10-21 12:00</text:p>
          </table:table-cell>
          <table:table-cell office:value-type="float" office:value="264.475">
            <text:p>264.475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3-10-22 12:00</text:p>
          </table:table-cell>
          <table:table-cell office:value-type="float" office:value="265.019">
            <text:p>265.019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table:style-name="ce3" office:value-type="string">
            <text:p>2013-10-23 12:00</text:p>
          </table:table-cell>
          <table:table-cell office:value-type="float" office:value="265.564">
            <text:p>265.564</text:p>
          </table:table-cell>
          <table:table-cell office:value-type="string">
            <text:p>WATCH</text:p>
          </table:table-cell>
          <table:table-cell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0-24 12:00</text:p>
          </table:table-cell>
          <table:table-cell office:value-type="float" office:value="266.111">
            <text:p>266.111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0-25 12:00</text:p>
          </table:table-cell>
          <table:table-cell office:value-type="float" office:value="266.657999999999">
            <text:p>266.658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0-26 12:00</text:p>
          </table:table-cell>
          <table:table-cell office:value-type="float" office:value="267.206">
            <text:p>267.206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0-27 12:00</text:p>
          </table:table-cell>
          <table:table-cell office:value-type="float" office:value="267.755999999999">
            <text:p>267.756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table:style-name="ce3" office:value-type="string">
            <text:p>2013-10-28 12:00</text:p>
          </table:table-cell>
          <table:table-cell office:value-type="float" office:value="268.305">
            <text:p>268.305</text:p>
          </table:table-cell>
          <table:table-cell office:value-type="string">
            <text:p>WATCH</text:p>
          </table:table-cell>
          <table:table-cell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3-10-29 12:00</text:p>
          </table:table-cell>
          <table:table-cell office:value-type="float" office:value="268.856">
            <text:p>268.856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0-30 12:00</text:p>
          </table:table-cell>
          <table:table-cell office:value-type="float" office:value="269.409">
            <text:p>269.409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0-31 12:00</text:p>
          </table:table-cell>
          <table:table-cell office:value-type="float" office:value="269.961">
            <text:p>269.961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1-01 12:00</text:p>
          </table:table-cell>
          <table:table-cell office:value-type="float" office:value="270.516">
            <text:p>270.516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1-02 12:00</text:p>
          </table:table-cell>
          <table:table-cell office:value-type="float" office:value="271.07">
            <text:p>271.07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1-03 12:00</text:p>
          </table:table-cell>
          <table:table-cell office:value-type="float" office:value="271.626">
            <text:p>271.626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3-11-04 12:00</text:p>
          </table:table-cell>
          <table:table-cell office:value-type="float" office:value="272.182">
            <text:p>272.182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table:style-name="ce3" office:value-type="string">
            <text:p>2013-11-05 12:00</text:p>
          </table:table-cell>
          <table:table-cell office:value-type="float" office:value="272.739">
            <text:p>272.739</text:p>
          </table:table-cell>
          <table:table-cell office:value-type="string">
            <text:p>WATCH</text:p>
          </table:table-cell>
          <table:table-cell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1-06 12:00</text:p>
          </table:table-cell>
          <table:table-cell office:value-type="float" office:value="273.296">
            <text:p>273.296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1-07 12:00</text:p>
          </table:table-cell>
          <table:table-cell office:value-type="float" office:value="273.855">
            <text:p>273.855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1-08 12:00</text:p>
          </table:table-cell>
          <table:table-cell office:value-type="float" office:value="274.415">
            <text:p>274.415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1-09 12:00</text:p>
          </table:table-cell>
          <table:table-cell office:value-type="float" office:value="274.975">
            <text:p>274.975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1-10 12:00</text:p>
          </table:table-cell>
          <table:table-cell office:value-type="float" office:value="275.536">
            <text:p>275.536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table:style-name="ce3" office:value-type="string">
            <text:p>2013-11-11 12:00</text:p>
          </table:table-cell>
          <table:table-cell office:value-type="float" office:value="276.097">
            <text:p>276.097</text:p>
          </table:table-cell>
          <table:table-cell office:value-type="string">
            <text:p>WATCH</text:p>
          </table:table-cell>
          <table:table-cell/>
          <table:table-cell office:value-type="string">
            <text:p>Mon</text:p>
          </table:table-cell>
        </table:table-row>
        <table:table-row table:style-name="ro1">
          <table:table-cell/>
          <table:table-cell table:style-name="ce3" office:value-type="string">
            <text:p>2013-11-12 12:00</text:p>
          </table:table-cell>
          <table:table-cell office:value-type="float" office:value="276.659">
            <text:p>276.659</text:p>
          </table:table-cell>
          <table:table-cell office:value-type="string">
            <text:p>WATCH</text:p>
          </table:table-cell>
          <table:table-cell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1-13 12:00</text:p>
          </table:table-cell>
          <table:table-cell office:value-type="float" office:value="277.222">
            <text:p>277.222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1-14 12:00</text:p>
          </table:table-cell>
          <table:table-cell office:value-type="float" office:value="277.786">
            <text:p>277.786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1-15 12:00</text:p>
          </table:table-cell>
          <table:table-cell office:value-type="float" office:value="278.349">
            <text:p>278.349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1-16 12:00</text:p>
          </table:table-cell>
          <table:table-cell office:value-type="float" office:value="278.914">
            <text:p>278.914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1-17 12:00</text:p>
          </table:table-cell>
          <table:table-cell office:value-type="float" office:value="279.48">
            <text:p>279.48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3-11-18 12:00</text:p>
          </table:table-cell>
          <table:table-cell office:value-type="float" office:value="280.046">
            <text:p>280.046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3-11-19 12:00</text:p>
          </table:table-cell>
          <table:table-cell office:value-type="float" office:value="280.613">
            <text:p>280.613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1-20 12:00</text:p>
          </table:table-cell>
          <table:table-cell office:value-type="float" office:value="281.18">
            <text:p>281.18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1-21 12:00</text:p>
          </table:table-cell>
          <table:table-cell office:value-type="float" office:value="281.748">
            <text:p>281.748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1-22 12:00</text:p>
          </table:table-cell>
          <table:table-cell office:value-type="float" office:value="282.316">
            <text:p>282.316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1-23 12:00</text:p>
          </table:table-cell>
          <table:table-cell office:value-type="float" office:value="282.886">
            <text:p>282.886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1-24 12:00</text:p>
          </table:table-cell>
          <table:table-cell office:value-type="float" office:value="283.457">
            <text:p>283.457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3-11-25 12:00</text:p>
          </table:table-cell>
          <table:table-cell office:value-type="float" office:value="284.027">
            <text:p>284.027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3-11-26 12:00</text:p>
          </table:table-cell>
          <table:table-cell office:value-type="float" office:value="284.599">
            <text:p>284.599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1-27 12:00</text:p>
          </table:table-cell>
          <table:table-cell office:value-type="float" office:value="285.171">
            <text:p>285.171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1-28 12:00</text:p>
          </table:table-cell>
          <table:table-cell office:value-type="float" office:value="285.744">
            <text:p>285.744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1-29 12:00</text:p>
          </table:table-cell>
          <table:table-cell office:value-type="float" office:value="286.317">
            <text:p>286.317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1-30 12:00</text:p>
          </table:table-cell>
          <table:table-cell office:value-type="float" office:value="286.889999999999">
            <text:p>286.89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table:style-name="ce4" office:value-type="string">
            <text:p>2013-12-01 12:00</text:p>
          </table:table-cell>
          <table:table-cell office:value-type="float" office:value="287.465">
            <text:p>287.465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table:style-name="ce4" office:value-type="string">
            <text:p>2013-12-02 12:00</text:p>
          </table:table-cell>
          <table:table-cell office:value-type="float" office:value="288.04">
            <text:p>288.04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table:style-name="ce1" office:value-type="string">
            <text:p>2013-12-03 12:00</text:p>
          </table:table-cell>
          <table:table-cell office:value-type="float" office:value="288.615">
            <text:p>288.615</text:p>
          </table:table-cell>
          <table:table-cell office:value-type="string">
            <text:p>LOW</text:p>
          </table:table-cell>
          <table:table-cell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2-04 12:00</text:p>
          </table:table-cell>
          <table:table-cell office:value-type="float" office:value="289.191">
            <text:p>289.191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2-05 12:00</text:p>
          </table:table-cell>
          <table:table-cell office:value-type="float" office:value="289.767">
            <text:p>289.767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2-06 12:00</text:p>
          </table:table-cell>
          <table:table-cell office:value-type="float" office:value="290.345">
            <text:p>290.345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2-07 12:00</text:p>
          </table:table-cell>
          <table:table-cell office:value-type="float" office:value="290.921">
            <text:p>290.921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2-08 12:00</text:p>
          </table:table-cell>
          <table:table-cell office:value-type="float" office:value="291.499">
            <text:p>291.499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3-12-09 12:00</text:p>
          </table:table-cell>
          <table:table-cell office:value-type="float" office:value="292.077">
            <text:p>292.077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3-12-10 12:00</text:p>
          </table:table-cell>
          <table:table-cell office:value-type="float" office:value="292.654">
            <text:p>292.654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2-11 12:00</text:p>
          </table:table-cell>
          <table:table-cell office:value-type="float" office:value="293.233">
            <text:p>293.233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2-12 12:00</text:p>
          </table:table-cell>
          <table:table-cell office:value-type="float" office:value="293.812">
            <text:p>293.812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2-13 12:00</text:p>
          </table:table-cell>
          <table:table-cell office:value-type="float" office:value="294.391">
            <text:p>294.391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2-14 12:00</text:p>
          </table:table-cell>
          <table:table-cell office:value-type="float" office:value="294.969">
            <text:p>294.969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2-15 12:00</text:p>
          </table:table-cell>
          <table:table-cell office:value-type="float" office:value="295.549">
            <text:p>295.549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3-12-16 12:00</text:p>
          </table:table-cell>
          <table:table-cell office:value-type="float" office:value="296.129">
            <text:p>296.129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3-12-17 12:00</text:p>
          </table:table-cell>
          <table:table-cell office:value-type="float" office:value="296.709">
            <text:p>296.709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2-18 12:00</text:p>
          </table:table-cell>
          <table:table-cell office:value-type="float" office:value="297.288">
            <text:p>297.288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3-12-19 12:00</text:p>
          </table:table-cell>
          <table:table-cell office:value-type="float" office:value="297.869000000001">
            <text:p>297.869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3-12-20 12:00</text:p>
          </table:table-cell>
          <table:table-cell office:value-type="float" office:value="298.45">
            <text:p>298.45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2-21 12:00</text:p>
          </table:table-cell>
          <table:table-cell office:value-type="float" office:value="299.031">
            <text:p>299.031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2-22 12:00</text:p>
          </table:table-cell>
          <table:table-cell office:value-type="float" office:value="299.612">
            <text:p>299.612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3-12-23 12:00</text:p>
          </table:table-cell>
          <table:table-cell office:value-type="float" office:value="300.193999999999">
            <text:p>300.194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3-12-24 12:00</text:p>
          </table:table-cell>
          <table:table-cell office:value-type="float" office:value="300.775">
            <text:p>300.775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3-12-25 12:00</text:p>
          </table:table-cell>
          <table:table-cell office:value-type="float" office:value="301.357">
            <text:p>301.357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table:style-name="ce4" office:value-type="string">
            <text:p>2013-12-26 12:00</text:p>
          </table:table-cell>
          <table:table-cell office:value-type="float" office:value="301.94">
            <text:p>301.94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table:style-name="ce5" office:value-type="string">
            <text:p>2013-12-27 12:00</text:p>
          </table:table-cell>
          <table:table-cell office:value-type="float" office:value="302.522">
            <text:p>302.522</text:p>
          </table:table-cell>
          <table:table-cell office:value-type="string">
            <text:p>HIGH</text:p>
          </table:table-cell>
          <table:table-cell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3-12-28 12:00</text:p>
          </table:table-cell>
          <table:table-cell office:value-type="float" office:value="303.104">
            <text:p>303.104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3-12-29 12:00</text:p>
          </table:table-cell>
          <table:table-cell office:value-type="float" office:value="303.687">
            <text:p>303.687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3-12-30 12:00</text:p>
          </table:table-cell>
          <table:table-cell office:value-type="float" office:value="304.27">
            <text:p>304.27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3-12-31 12:00</text:p>
          </table:table-cell>
          <table:table-cell office:value-type="float" office:value="304.853">
            <text:p>304.853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4-01-01 12:00</text:p>
          </table:table-cell>
          <table:table-cell office:value-type="float" office:value="305.436">
            <text:p>305.436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4-01-02 12:00</text:p>
          </table:table-cell>
          <table:table-cell office:value-type="float" office:value="306.019">
            <text:p>306.019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4-01-03 12:00</text:p>
          </table:table-cell>
          <table:table-cell office:value-type="float" office:value="306.602">
            <text:p>306.602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4-01-04 12:00</text:p>
          </table:table-cell>
          <table:table-cell office:value-type="float" office:value="307.186">
            <text:p>307.186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4-01-05 12:00</text:p>
          </table:table-cell>
          <table:table-cell office:value-type="float" office:value="307.768">
            <text:p>307.768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4-01-06 12:00</text:p>
          </table:table-cell>
          <table:table-cell office:value-type="float" office:value="308.35">
            <text:p>308.35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4-01-07 12:00</text:p>
          </table:table-cell>
          <table:table-cell office:value-type="float" office:value="308.934">
            <text:p>308.934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4-01-08 12:00</text:p>
          </table:table-cell>
          <table:table-cell office:value-type="float" office:value="309.516">
            <text:p>309.516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office:value-type="string">
            <text:p>2014-01-09 12:00</text:p>
          </table:table-cell>
          <table:table-cell office:value-type="float" office:value="310.098">
            <text:p>310.098</text:p>
          </table:table-cell>
          <table:table-cell table:number-columns-repeated="2"/>
          <table:table-cell office:value-type="string">
            <text:p>Thu</text:p>
          </table:table-cell>
        </table:table-row>
        <table:table-row table:style-name="ro1">
          <table:table-cell/>
          <table:table-cell office:value-type="string">
            <text:p>2014-01-10 12:00</text:p>
          </table:table-cell>
          <table:table-cell office:value-type="float" office:value="310.681">
            <text:p>310.681</text:p>
          </table:table-cell>
          <table:table-cell table:number-columns-repeated="2"/>
          <table:table-cell office:value-type="string">
            <text:p>Fri</text:p>
          </table:table-cell>
        </table:table-row>
        <table:table-row table:style-name="ro1">
          <table:table-cell/>
          <table:table-cell office:value-type="string">
            <text:p>2014-01-11 12:00</text:p>
          </table:table-cell>
          <table:table-cell office:value-type="float" office:value="311.262">
            <text:p>311.262</text:p>
          </table:table-cell>
          <table:table-cell table:number-columns-repeated="2"/>
          <table:table-cell office:value-type="string">
            <text:p>Sat</text:p>
          </table:table-cell>
        </table:table-row>
        <table:table-row table:style-name="ro1">
          <table:table-cell/>
          <table:table-cell office:value-type="string">
            <text:p>2014-01-12 12:00</text:p>
          </table:table-cell>
          <table:table-cell office:value-type="float" office:value="311.844">
            <text:p>311.844</text:p>
          </table:table-cell>
          <table:table-cell table:number-columns-repeated="2"/>
          <table:table-cell office:value-type="string">
            <text:p>Sun</text:p>
          </table:table-cell>
        </table:table-row>
        <table:table-row table:style-name="ro1">
          <table:table-cell/>
          <table:table-cell office:value-type="string">
            <text:p>2014-01-13 12:00</text:p>
          </table:table-cell>
          <table:table-cell office:value-type="float" office:value="312.425999999999">
            <text:p>312.426</text:p>
          </table:table-cell>
          <table:table-cell table:number-columns-repeated="2"/>
          <table:table-cell office:value-type="string">
            <text:p>Mon</text:p>
          </table:table-cell>
        </table:table-row>
        <table:table-row table:style-name="ro1">
          <table:table-cell/>
          <table:table-cell office:value-type="string">
            <text:p>2014-01-14 12:00</text:p>
          </table:table-cell>
          <table:table-cell office:value-type="float" office:value="313.007">
            <text:p>313.007</text:p>
          </table:table-cell>
          <table:table-cell table:number-columns-repeated="2"/>
          <table:table-cell office:value-type="string">
            <text:p>Tue</text:p>
          </table:table-cell>
        </table:table-row>
        <table:table-row table:style-name="ro1">
          <table:table-cell/>
          <table:table-cell office:value-type="string">
            <text:p>2014-01-15 12:00</text:p>
          </table:table-cell>
          <table:table-cell office:value-type="float" office:value="313.588">
            <text:p>313.588</text:p>
          </table:table-cell>
          <table:table-cell table:number-columns-repeated="2"/>
          <table:table-cell office:value-type="string">
            <text:p>Wed</text:p>
          </table:table-cell>
        </table:table-row>
        <table:table-row table:style-name="ro1">
          <table:table-cell/>
          <table:table-cell table:style-name="ce1" office:value-type="string">
            <text:p>2014-01-16 12:00</text:p>
          </table:table-cell>
          <table:table-cell office:value-type="float" office:value="314.169">
            <text:p>314.169</text:p>
          </table:table-cell>
          <table:table-cell office:value-type="string">
            <text:p>LOW</text:p>
          </table:table-cell>
          <table:table-cell/>
          <table:table-cell office:value-type="string">
            <text:p>Thu</text:p>
          </table:table-cell>
        </table:table-row>
        <table:table-row table:style-name="ro1">
          <table:table-cell/>
          <table:table-cell table:style-name="ce1" office:value-type="string">
            <text:p>2014-01-17 12:00</text:p>
          </table:table-cell>
          <table:table-cell office:value-type="float" office:value="314.75">
            <text:p>314.75</text:p>
          </table:table-cell>
          <table:table-cell office:value-type="string">
            <text:p>LOW</text:p>
          </table:table-cell>
          <table:table-cell/>
          <table:table-cell office:value-type="string">
            <text:p>Fri</text:p>
          </table:table-cell>
        </table:table-row>
        <table:table-row table:style-name="ro1">
          <table:table-cell/>
          <table:table-cell table:style-name="ce1" office:value-type="string">
            <text:p>2014-01-18 12:00</text:p>
          </table:table-cell>
          <table:table-cell office:value-type="float" office:value="315.331">
            <text:p>315.331</text:p>
          </table:table-cell>
          <table:table-cell office:value-type="string">
            <text:p>LOW</text:p>
          </table:table-cell>
          <table:table-cell/>
          <table:table-cell office:value-type="string">
            <text:p>Sat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u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M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We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hu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Fri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at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u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M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We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hu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Fri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at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u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M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We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hu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Fri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at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u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M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We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hu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Fri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at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u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M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We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hu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Fri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at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Su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M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u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We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Thu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F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0-22T10:50:29</meta:creation-date>
    <dc:date>2013-10-24T07:22:56</dc:date>
    <dc:creator>Ryan </dc:creator>
    <meta:editing-duration>P1DT20H23M47S</meta:editing-duration>
    <meta:editing-cycles>2</meta:editing-cycles>
    <meta:generator>LibreOffice/3.6$Linux_X86_64 LibreOffice_project/360m1$Build-304</meta:generator>
    <meta:document-statistic meta:table-count="1" meta:cell-count="362" meta:object-count="0"/>
  </office:meta>
</office:document-meta>
</file>